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gif" manifest:media-type="image/gif"/>
  <manifest:file-entry manifest:full-path="media/image2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6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67" style:parent-style-name="Graphics">
      <style:graphic-properties draw:fill="none" fo:clip="rect(0in, 0in, 0in, 0in)" draw:stroke="none" draw:luminance="0%" draw:contrast="0%" draw:image-opacity="100%"/>
    </style:style>
    <style:style style:family="text" style:name="a568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page1" draw:style-name="a565" draw:master-page-name="Master1-Layout7-blank-Blank" presentation:presentation-page-layout-name="Master1-PPL7" draw:id="Slide-256">
        <draw:frame draw:id="id73" draw:style-name="a566" svg:x="4.35866in" svg:y="5.9in" svg:width="3.04134in" svg:height="1.4in" style:rel-width="scale" style:rel-height="scale">
          <draw:image xlink:href="media/image1.gif" xlink:type="simple" xlink:show="embed" xlink:actuate="onLoad"/>
          <svg:title/>
          <svg:desc/>
        </draw:frame>
        <draw:frame draw:id="id74" draw:style-name="a567" svg:x="0.40787in" svg:y="5.5in" svg:width="3.89213in" svg:height="1.7in" style:rel-width="scale" style:rel-height="scale">
          <draw:image xlink:href="media/image2.jpg" xlink:type="simple" xlink:show="embed" xlink:actuate="onLoad"/>
          <svg:title/>
          <svg:desc/>
        </draw:frame>
        <draw:frame draw:id="id75" presentation:style-name="a570" draw:name="Title 3" svg:x="0.8in" svg:y="0.5in" svg:width="9.13819in" svg:height="1.67992in" presentation:class="title" presentation:placeholder="false">
          <draw:text-box>
            <text:p text:style-name="a569" text:class-names="" text:cond-style-name=""><text:span text:style-name="a568" text:class-names="">Programming in Network <text:line-break/>Environments</text:span></text:p>
          </draw:text-box>
          <svg:title/>
          <svg:desc/>
        </draw:frame>
        <draw:frame draw:id="id76" presentation:style-name="a573" draw:name="Title 4" svg:x="0.96181in" svg:y="3in" svg:width="9.13819in" svg:height="1.67992in" presentation:class="title" presentation:placeholder="false">
          <draw:text-box>
            <text:p text:style-name="a572" text:class-names="" text:cond-style-name=""><text:span text:style-name="a571" text:class-names="">Session 20: <text:line-break/>Final project specification</text:span></text:p>
          </draw:text-box>
          <svg:title/>
          <svg:desc/>
        </draw:frame>
        <draw:frame draw:id="id77" presentation:style-name="a580" draw:name="Title 5" svg:x="7.91643in" svg:y="6.35in" svg:width="2.7in" svg:height="0.99724in" presentation:class="title" presentation:placeholder="false">
          <draw:text-box>
            <text:p text:style-name="a579" text:class-names="" text:cond-style-name=""><text:span text:style-name="a574" text:class-names="">Course</text:span><text:span text:style-name="a575" text:class-names=""><text:s text:c="1"/></text:span><text:span text:style-name="a576" text:class-names=""><text:line-break/></text:span><text:span text:style-name="a577" text:class-names="">2021-2022</text:span><text:span text:style-name="a578" text:class-names=""/></text:p>
          </draw:text-box>
          <svg:title/>
          <svg:desc/>
        </draw:frame>
        <presentation:notes draw:style-name="a586">
          <draw:frame draw:id="id78" draw:style-name="a583" draw:name="Slide Number Placeholder 6" svg:x="4.67953in" svg:y="11.10827in" svg:width="3.5878in" svg:height="0.58425in">
            <draw:text-box>
              <text:p text:style-name="a582" text:class-names="" text:cond-style-name=""><text:span text:style-name="a581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9" presentation:style-name="a584" draw:name="Slide Image Placeholder 1">
            <svg:title/>
            <svg:desc/>
          </draw:page-thumbnail>
          <draw:frame draw:id="id80" presentation:style-name="a58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 presentation:full-screen="false"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lide Number Placeholder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Slide Image Placeholder 1">
          <svg:title/>
          <svg:desc/>
        </draw:page-thumbnail>
        <draw:frame draw:id="id6" presentation:style-name="a69" draw:name="Notes Placeholder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Header Placeholder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e Placeholder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ooter Placeholder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ide Number Placeholder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6" presentation:style-name="a87" draw:name="Title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7" presentation:style-name="a103" draw:name="Content Placeholder 2" svg:x="0.55118in" svg:y="1.93465in" svg:width="9.92087in" svg:height="4.79488in" presentation:class="object" presentation:placeholder="false">
        <draw:text-box>
          <text:p text:style-name="a89" text:class-names="" text:cond-style-name=""><text:span text:style-name="a88" text:class-names="">Click to edit Master text styles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ifth le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e Placeholder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ooter Placeholder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lide Number Placeholder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Slide Image Placeholder 1">
          <svg:title/>
          <svg:desc/>
        </draw:page-thumbnail>
        <draw:frame draw:id="id6" presentation:style-name="a117" draw:name="Notes Placeholder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Header Placeholder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e Placeholder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ooter Placeholder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lide Number Placeholder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1" presentation:style-name="a135" draw:name="Title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Click to edit Master title style</text:span><text:span text:style-name="a133" text:class-names=""/></text:p>
        </draw:text-box>
        <svg:title/>
        <svg:desc/>
      </draw:frame>
      <draw:frame draw:id="id22" presentation:style-name="a139" draw:name="Text Placeholder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ck to edit Master text styles</text:span></text:p>
            </text:list-item>
          </text:list>
        </draw:text-box>
        <svg:title/>
        <svg:desc/>
      </draw:frame>
      <draw:frame draw:id="id23" presentation:style-name="a142" draw:name="Date Placeholder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ooter Placeholder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lide Number Placeholder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Slide Image Placeholder 1">
          <svg:title/>
          <svg:desc/>
        </draw:page-thumbnail>
        <draw:frame draw:id="id6" presentation:style-name="a153" draw:name="Notes Placehold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Header Placeholder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e Placeholder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ooter Placeholder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26" presentation:style-name="a171" draw:name="Title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87" draw:name="Content Placeholder 2" svg:x="0.55035in" svg:y="1.93403in" svg:width="4.87674in" svg:height="4.79514in" presentation:class="object" presentation:placeholder="false">
        <draw:text-box>
          <text:p text:style-name="a173" text:class-names="" text:cond-style-name=""><text:span text:style-name="a172" text:class-names="">Click to edit Master text styl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ifth le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Content Placeholder 3" svg:x="5.59375in" svg:y="1.93403in" svg:width="4.87847in" svg:height="4.79514in" presentation:class="object" presentation:placeholder="false">
        <draw:text-box>
          <text:p text:style-name="a189" text:class-names="" text:cond-style-name=""><text:span text:style-name="a188" text:class-names="">Click to edit Master text styles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e Placeholder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ooter Placeholder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lide Number Placeholder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Slide Image Placeholder 1">
          <svg:title/>
          <svg:desc/>
        </draw:page-thumbnail>
        <draw:frame draw:id="id6" presentation:style-name="a217" draw:name="Notes Placeholder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Header Placeholder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e Placeholder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ooter Placeholder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lide Number Placeholder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1">
      <draw:frame draw:id="id32" presentation:style-name="a235" draw:name="Title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Click to edit Master title style</text:span><text:span text:style-name="a233" text:class-names=""/></text:p>
        </draw:text-box>
        <svg:title/>
        <svg:desc/>
      </draw:frame>
      <draw:frame draw:id="id33" presentation:style-name="a239" draw:name="Text Placeholder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ck to edit Master text styles</text:span></text:p>
            </text:list-item>
          </text:list>
        </draw:text-box>
        <svg:title/>
        <svg:desc/>
      </draw:frame>
      <draw:frame draw:id="id34" presentation:style-name="a255" draw:name="Content Placeholder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Click to edit Master text styles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 Placeholder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36" presentation:style-name="a275" draw:name="Content Placeholder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Click to edit Master text styles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ifth le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e Placeholder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ooter Placeholder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lide Number Placeholder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Slide Image Placeholder 1">
          <svg:title/>
          <svg:desc/>
        </draw:page-thumbnail>
        <draw:frame draw:id="id6" presentation:style-name="a289" draw:name="Notes Placeholder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Header Placeholder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e Placeholder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ooter Placeholder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lide Number Placeholder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3">
      <draw:frame draw:id="id40" presentation:style-name="a307" draw:name="Title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41" presentation:style-name="a310" draw:name="Date Placeholder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ooter Placeholder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lide Number Placeholder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Slide Image Placeholder 1">
          <svg:title/>
          <svg:desc/>
        </draw:page-thumbnail>
        <draw:frame draw:id="id6" presentation:style-name="a321" draw:name="Notes Placeholder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Header Placeholder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e Placeholder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ooter Placeholder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lide Number Placeholder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5">
      <draw:frame draw:id="id44" presentation:style-name="a338" draw:name="Date Placeholder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ooter Placeholder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lide Number Placeholder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Slide Image Placeholder 1">
          <svg:title/>
          <svg:desc/>
        </draw:page-thumbnail>
        <draw:frame draw:id="id6" presentation:style-name="a349" draw:name="Notes Placeholder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Header Placeholder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e Placeholder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ooter Placeholder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lide Number Placeholder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3">
      <draw:frame draw:id="id47" presentation:style-name="a367" draw:name="Title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Click to edit Master title style</text:span><text:span text:style-name="a365" text:class-names=""/></text:p>
        </draw:text-box>
        <svg:title/>
        <svg:desc/>
      </draw:frame>
      <draw:frame draw:id="id48" presentation:style-name="a383" draw:name="Content Placeholder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Click to edit Master text styles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ifth le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 Placeholder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ck to edit Master text styles</text:span></text:p>
            </text:list-item>
          </text:list>
        </draw:text-box>
        <svg:title/>
        <svg:desc/>
      </draw:frame>
      <draw:frame draw:id="id50" presentation:style-name="a390" draw:name="Date Placeholder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ooter Placeholder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lide Number Placeholder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Slide Image Placeholder 1">
          <svg:title/>
          <svg:desc/>
        </draw:page-thumbnail>
        <draw:frame draw:id="id6" presentation:style-name="a401" draw:name="Notes Placeholder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Header Placeholder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e Placeholder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ooter Placeholder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lide Number Placeholder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5">
      <draw:frame draw:id="id53" presentation:style-name="a419" draw:name="Title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Click to edit Master title style</text:span><text:span text:style-name="a417" text:class-names=""/></text:p>
        </draw:text-box>
        <svg:title/>
        <svg:desc/>
      </draw:frame>
      <draw:frame draw:id="id54" presentation:style-name="a422" draw:name="Picture Placeholder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 Placeholder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ck to edit Master text styles</text:span></text:p>
            </text:list-item>
          </text:list>
        </draw:text-box>
        <svg:title/>
        <svg:desc/>
      </draw:frame>
      <draw:frame draw:id="id56" presentation:style-name="a429" draw:name="Date Placeholder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ooter Placeholder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lide Number Placeholder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Slide Image Placeholder 1">
          <svg:title/>
          <svg:desc/>
        </draw:page-thumbnail>
        <draw:frame draw:id="id6" presentation:style-name="a440" draw:name="Notes Placeholder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Header Placeholder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e Placeholder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ooter Placeholder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lide Number Placeholder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4">
      <draw:frame draw:id="id59" presentation:style-name="a458" draw:name="Title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60" presentation:style-name="a475" draw:name="Vertical Text Placeholder 2" svg:x="0.55118in" svg:y="1.93465in" svg:width="9.92087in" svg:height="4.79488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ck to 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ifth le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e Placeholder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ooter Placeholder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lide Number Placeholder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Slide Image Placeholder 1">
          <svg:title/>
          <svg:desc/>
        </draw:page-thumbnail>
        <draw:frame draw:id="id6" presentation:style-name="a489" draw:name="Notes Placeholder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Header Placeholder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e Placeholder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ooter Placeholder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lide Number Placeholder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3">
      <draw:frame draw:id="id64" presentation:style-name="a507" draw:name="Vertical Title 1" svg:x="7.99306in" svg:y="0.32986in" svg:width="2.47917in" svg:height="6.39931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65" presentation:style-name="a524" draw:name="Vertical Text Placeholder 2" svg:x="0.55035in" svg:y="0.32986in" svg:width="7.27604in" svg:height="6.39931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ck to 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ifth le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e Placeholder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ooter Placeholder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lide Number Placeholder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Slide Image Placeholder 1">
          <svg:title/>
          <svg:desc/>
        </draw:page-thumbnail>
        <draw:frame draw:id="id6" presentation:style-name="a538" draw:name="Notes Placeholder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Header Placeholder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e Placeholder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ooter Placeholder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lide Number Placeholder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Header Placeholder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e Placeholder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ooter Placeholder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Slide Number Placeholder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ogramming in Network  Environments</dc:title>
    <dc:creator>david roldan alvarez</dc:creator>
    <meta:creation-date>2016-09-12T08:43:18Z</meta:creation-date>
    <dc:date>2022-05-03T06:42:37Z</dc:date>
    <meta:print-date>2017-10-04T10:42:29Z</meta:print-date>
    <meta:editing-cycles>507</meta:editing-cycles>
    <meta:editing-duration>PT681088S</meta:editing-duration>
    <meta:document-statistic meta:paragraph-count="4" meta:word-count="16"/>
  </office:meta>
</office:document-meta>
</file>